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</style:style>
    <style:style style:name="P2" style:family="paragraph" style:parent-style-name="Heading_20_1">
      <style:paragraph-properties fo:margin-left="0cm" fo:margin-right="0cm" fo:margin-top="1.191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letter-spacing="normal" fo:font-style="normal" fo:font-weight="normal"/>
    </style:style>
    <style:style style:name="P3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orphans="2" fo:widows="2" fo:background-color="#272822"/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P4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5" style:family="paragraph" style:parent-style-name="Quotations">
      <loext:graphic-properties draw:fill="solid" draw:fill-color="#333333" draw:opacity="100%"/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background-color="#333333" fo:padding="0cm" fo:border="none"/>
    </style:style>
    <style:style style:name="P6" style:family="paragraph" style:parent-style-name="Quotations">
      <loext:graphic-properties draw:fill="solid" draw:fill-color="#333333" draw:opacity="100%"/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background-color="#333333" fo:padding="0cm" fo:border="none"/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P7" style:family="paragraph" style:parent-style-name="Quotations">
      <loext:graphic-properties draw:fill="solid" draw:fill-color="#333333" draw:opacity="100%"/>
      <style:paragraph-properties fo:margin-left="1cm" fo:margin-right="1cm" fo:text-align="start" style:justify-single-word="false" fo:orphans="2" fo:widows="2" fo:text-indent="0cm" style:auto-text-indent="false" fo:background-color="#333333" fo:padding="0cm" fo:border="none"/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P8" style:family="paragraph" style:parent-style-name="Standard">
      <style:text-properties style:use-window-font-color="true" loext:opacity="0%" style:font-name="Arial1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T1" style:family="text">
      <style:text-properties fo:font-variant="normal" fo:text-transform="none" fo:color="#3d464d" loext:opacity="100%" style:font-name="Open sans" fo:letter-spacing="normal" fo:font-style="normal" fo:font-weight="normal"/>
    </style:style>
    <style:style style:name="T2" style:family="text">
      <style:text-properties fo:font-variant="normal" fo:text-transform="none" fo:color="#3d464d" loext:opacity="100%" fo:letter-spacing="normal" fo:font-style="normal" fo:font-weight="normal"/>
    </style:style>
    <style:style style:name="T3" style:family="text">
      <style:text-properties fo:font-variant="normal" fo:text-transform="none" fo:color="#3d464d" loext:opacity="100%" style:font-name="Arial1" fo:letter-spacing="normal" fo:font-style="normal" fo:font-weight="normal"/>
    </style:style>
    <style:style style:name="T4" style:family="text">
      <style:text-properties fo:font-variant="normal" fo:text-transform="none" fo:color="#ffffff" loext:opacity="100%" style:font-name="Open sans" fo:letter-spacing="normal" fo:font-style="normal" fo:font-weight="normal" fo:background-color="#272822" loext:char-shading-value="0" loext:padding="0cm" loext:border="none"/>
    </style:style>
    <style:style style:name="T5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ffffff" loext:opacity="100%" fo:letter-spacing="normal" fo:font-style="normal" fo:font-weight="normal" fo:background-color="#272822" loext:char-shading-value="0" loext:padding="0cm" loext:border="none"/>
    </style:style>
    <style:style style:name="T9" style:family="text">
      <style:text-properties fo:font-variant="normal" fo:text-transform="none" fo:color="#ffffff" loext:opacity="100%" fo:font-size="13.5pt" fo:letter-spacing="normal" fo:font-style="normal" fo:font-weight="normal"/>
    </style:style>
    <style:style style:name="T10" style:family="text">
      <style:text-properties fo:font-variant="normal" fo:text-transform="none" fo:color="#ffffff" loext:opacity="100%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ffffff" loext:opacity="100%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ffffff" loext:opacity="100%" style:font-name="Arial1" fo:letter-spacing="normal" fo:font-style="normal" fo:font-weight="normal" fo:background-color="#272822" loext:char-shading-value="0" loext:padding="0cm" loext:border="none"/>
    </style:style>
    <style:style style:name="T13" style:family="text">
      <style:text-properties fo:font-variant="normal" fo:text-transform="none" fo:color="#ffffff" loext:opacity="100%" style:font-name="Arial1" fo:font-size="13.5pt" fo:letter-spacing="normal" fo:font-style="normal" fo:font-weight="normal"/>
    </style:style>
    <style:style style:name="T14" style:family="text">
      <style:text-properties fo:font-variant="normal" fo:text-transform="none" fo:color="#ffffff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fo:color="#ffffff" loext:opacity="100%" style:font-name="Arial1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c0c0c0" loext:opacity="100%" style:font-name="Source Serif Pro" fo:font-size="13.5pt" fo:letter-spacing="normal" fo:font-style="normal" fo:font-weight="normal"/>
    </style:style>
    <style:style style:name="T17" style:family="text">
      <style:text-properties fo:font-variant="normal" fo:text-transform="none" fo:color="#c0c0c0" loext:opacity="100%" style:font-name="Source Serif Pro" fo:font-size="13.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c0c0c0" loext:opacity="100%" fo:font-size="13.5pt" fo:letter-spacing="normal" fo:font-style="normal" fo:font-weight="normal"/>
    </style:style>
    <style:style style:name="T19" style:family="text">
      <style:text-properties fo:font-variant="normal" fo:text-transform="none" fo:color="#c0c0c0" loext:opacity="100%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c0c0c0" loext:opacity="100%" style:font-name="Arial1" fo:font-size="13.5pt" fo:letter-spacing="normal" fo:font-style="normal" fo:font-weight="normal"/>
    </style:style>
    <style:style style:name="T21" style:family="text">
      <style:text-properties fo:font-variant="normal" fo:text-transform="none" fo:color="#c0c0c0" loext:opacity="100%" style:font-name="Arial1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23" style:family="text">
      <style:text-properties fo:font-variant="normal" fo:text-transform="none" fo:color="#dddddd" loext:opacity="100%" style:font-name="Arial1" fo:font-size="13.5pt" fo:letter-spacing="normal" fo:font-style="normal" fo:font-weight="normal" fo:background-color="#272822" loext:char-shading-value="0" loext:padding="0cm" loext:border="none"/>
    </style:style>
    <style:style style:name="T24" style:family="text">
      <style:text-properties fo:font-variant="normal" fo:text-transform="none" style:font-name="Arial1" fo:letter-spacing="normal" fo:font-style="normal" fo:font-weight="normal"/>
    </style:style>
    <style:style style:name="T25" style:family="text">
      <style:text-properties fo:font-variant="normal" fo:text-transform="none" style:font-name="Arial1" fo:letter-spacing="normal" fo:font-style="normal" fo:font-weight="normal" fo:background-color="#272822" loext:char-shading-value="0" loext:padding="0cm" loext:border="none"/>
    </style:style>
    <style:style style:name="T26" style:family="text">
      <style:text-properties fo:font-variant="normal" fo:text-transform="none" style:font-name="Arial1" fo:font-size="13.5pt" fo:letter-spacing="normal" fo:font-style="normal" fo:font-weight="normal"/>
    </style:style>
    <style:style style:name="T27" style:family="text">
      <style:text-properties fo:font-variant="normal" fo:text-transform="none" style:font-name="Arial1" fo:font-size="13.5pt" fo:letter-spacing="normal" fo:font-style="normal" fo:font-weight="normal" fo:background-color="#272822" loext:char-shading-value="0" loext:padding="0cm" loext:border="none"/>
    </style:style>
    <style:style style:name="T28" style:family="text">
      <style:text-properties fo:font-variant="normal" fo:text-transform="none" style:font-name="Arial1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style:use-window-font-color="true" loext:opacity="0%" style:font-name="Arial1" fo:letter-spacing="normal" fo:font-style="normal" fo:font-weight="normal"/>
    </style:style>
    <style:style style:name="T30" style:family="text">
      <style:text-properties fo:font-variant="normal" fo:text-transform="none" style:use-window-font-color="true" loext:opacity="0%" style:font-name="Arial1" fo:letter-spacing="normal" fo:font-style="normal" fo:font-weight="normal" fo:background-color="#272822" loext:char-shading-value="0" loext:padding="0cm" loext:border="none"/>
    </style:style>
    <style:style style:name="T31" style:family="text">
      <style:text-properties fo:font-variant="normal" fo:text-transform="none" style:use-window-font-color="true" loext:opacity="0%" style:font-name="Arial1" fo:font-size="13.5pt" fo:letter-spacing="normal" fo:font-style="normal" fo:font-weight="normal"/>
    </style:style>
    <style:style style:name="T32" style:family="text">
      <style:text-properties fo:font-variant="normal" fo:text-transform="none" style:use-window-font-color="true" loext:opacity="0%" style:font-name="Arial1" fo:font-size="13.5pt" fo:letter-spacing="normal" fo:font-style="normal" fo:font-weight="normal" fo:background-color="#272822" loext:char-shading-value="0" loext:padding="0cm" loext:border="none"/>
    </style:style>
    <style:style style:name="T33" style:family="text">
      <style:text-properties fo:font-variant="normal" fo:text-transform="none" style:use-window-font-color="true" loext:opacity="0%" style:font-name="Arial1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35" style:family="text">
      <style:text-properties fo:font-variant="normal" fo:text-transform="none" style:use-window-font-color="true" loext:opacity="0%" fo:letter-spacing="normal" fo:font-style="normal" fo:font-weight="normal" fo:background-color="#272822" loext:char-shading-value="0" loext:padding="0cm" loext:border="none"/>
    </style:style>
    <style:style style:name="T36" style:family="text">
      <style:text-properties fo:font-variant="normal" fo:text-transform="none" style:use-window-font-color="true" loext:opacity="0%" fo:font-size="13.5pt" fo:letter-spacing="normal" fo:font-style="normal" fo:font-weight="normal"/>
    </style:style>
    <style:style style:name="T37" style:family="text">
      <style:text-properties fo:font-variant="normal" fo:text-transform="none" style:use-window-font-color="true" loext:opacity="0%" fo:font-size="13.5pt" fo:letter-spacing="normal" fo:font-style="normal" fo:font-weight="normal" fo:background-color="#272822" loext:char-shading-value="0" loext:padding="0cm" loext:border="none"/>
    </style:style>
    <style:style style:name="T38" style:family="text">
      <style:text-properties fo:font-variant="normal" fo:text-transform="none" style:use-window-font-color="true" loext:opacity="0%" fo:font-size="13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40" style:family="text">
      <style:text-properties fo:font-variant="normal" fo:text-transform="none" fo:color="#005cc5" loext:opacity="100%" style:font-name="Arial1" fo:font-size="13.5pt" fo:letter-spacing="normal" fo:font-style="normal" fo:font-weight="normal" fo:background-color="#272822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9">Configurando Ambientes Virtuais em Python com </text:span><text:span text:style-name="Source_20_Text"><text:span text:style-name="T30">venv</text:span></text:span></text:h>
      <text:p text:style-name="P9"><text:span text:style-name="T31">Com o VS Code aberto em um novo projeto, criaremos a </text:span><text:span text:style-name="Source_20_Text"><text:span text:style-name="T32">venv</text:span></text:span><text:span text:style-name="T31">. No terminal, passamos o comando </text:span><text:span text:style-name="Source_20_Text"><text:span text:style-name="T32">python -m venv</text:span></text:span><text:span text:style-name="T31"> seguido do nome que queremos dar, nesse caso será </text:span><text:span text:style-name="Source_20_Text"><text:span text:style-name="T32">venv</text:span></text:span><text:span text:style-name="T31"> mesmo.</text:span></text:p>
      <text:p text:style-name="P4"><text:span text:style-name="Source_20_Text"><text:span text:style-name="T32">python -m venv venv</text:span></text:span></text:p>
      <text:p text:style-name="P3">COPIAR CÓDIGO</text:p>
      <text:p text:style-name="P9"><text:span text:style-name="T31">Ao pressionar </text:span><text:span text:style-name="Source_20_Text"><text:span text:style-name="T32">Enter</text:span></text:span><text:span text:style-name="T31">, um alerta é emitido, indicando que um novo ambiente foi criado. A ferramenta pergunta se queremos selecioná-lo para a pasta do espaço de trabalho, clicamos no botão "Sim". Em seguida, o processo de criação do ambiente é iniciado, o qual pode demorar um pouco.</text:span></text:p>
      <text:p text:style-name="P9"><text:span text:style-name="T31">Ao concluir, o caminho do ambiente é exibido no terminal. Além disso, na lateral superior esquerda da tela, notamos que foi criada uma pasta chamada </text:span><text:span text:style-name="Source_20_Text"><text:span text:style-name="T32">venv</text:span></text:span><text:span text:style-name="T31">. Ao clicar nela, encontramos três outras pastas e um arquivo de </text:span><text:span text:style-name="Source_20_Text"><text:span text:style-name="T32">pyvenv.cfg</text:span></text:span><text:span text:style-name="T31">. O que são essas pastas, Gui?</text:span></text:p>
      <text:p text:style-name="P9"><text:span text:style-name="Strong_20_Emphasis"><text:span text:style-name="T33">Guilherme:</text:span></text:span><text:span text:style-name="T31"> Antes de falarmos sobre as pastas, retomaremos o comando que passamos no terminal. O </text:span><text:span text:style-name="Source_20_Text"><text:span text:style-name="T32">-m</text:span></text:span><text:span text:style-name="T31"> indica que queremos criar um módulo de script, executar informações e utilizar esse script também. O </text:span><text:span text:style-name="Source_20_Text"><text:span text:style-name="T32">venv</text:span></text:span><text:span text:style-name="T31"> indica que queremos criar uma </text:span><text:span text:style-name="Source_20_Text"><text:span text:style-name="T32">venv</text:span></text:span><text:span text:style-name="T31"> e depois temos o nome.</text:span></text:p>
      <text:p text:style-name="P9"><text:span text:style-name="T31">Nesse caso, nomeamos de </text:span><text:span text:style-name="Source_20_Text"><text:span text:style-name="T32">venv</text:span></text:span><text:span text:style-name="T31">, pois é muito comum pegarmos outro projeto em Python no qual os ambientes são chamados de </text:span><text:span text:style-name="Source_20_Text"><text:span text:style-name="T32">venv</text:span></text:span><text:span text:style-name="T31">, </text:span><text:span text:style-name="Source_20_Text"><text:span text:style-name="T32">env</text:span></text:span><text:span text:style-name="T31"> e assim por diante. Poderíamos dar outro nome, porém essa </text:span><text:span text:style-name="Strong_20_Emphasis"><text:span text:style-name="T33">não é uma boa prática</text:span></text:span><text:span text:style-name="T31">.</text:span></text:p>
      <text:p text:style-name="P10">Agora, analisaremos as pastas criadas. A pasta "Include", por exemplo, mantém todo o cabeçalho, o código C especificamente, dos ambientes e dos módulos que precisamos que sejam inscritos no projeto.</text:p>
      <text:p text:style-name="P9"><text:span text:style-name="Strong_20_Emphasis"><text:span text:style-name="T33">Laís:</text:span></text:span><text:span text:style-name="T31"> Por padrão, essa pasta aparece vazia ao ser instalada. Isso também acontecerá com você.</text:span></text:p>
      <text:p text:style-name="P9"><text:span text:style-name="T31">A pasta </text:span><text:span text:style-name="Source_20_Text"><text:span text:style-name="T32">lib</text:span></text:span><text:span text:style-name="T31"> é responsável por </text:span><text:span text:style-name="Strong_20_Emphasis"><text:span text:style-name="T33">armazenar todos os pacotes e dependências que instalamos no ambiente virtual</text:span></text:span><text:span text:style-name="T31">. Inicialmente, ela contém apenas o </text:span><text:span text:style-name="Source_20_Text"><text:span text:style-name="T32">pip</text:span></text:span><text:span text:style-name="T31"> do Python, responsável por fazer todas as instalações, além de outra versão do </text:span><text:span text:style-name="Source_20_Text"><text:span text:style-name="T32">pip</text:span></text:span><text:span text:style-name="T31">. À medida que instalamos módulos ou dependências, eles serão adicionados a essa pasta.</text:span></text:p>
      <text:p text:style-name="P9"><text:span text:style-name="Strong_20_Emphasis"><text:span text:style-name="T33">Guilherme:</text:span></text:span><text:span text:style-name="T31"> Então, o "Include" manterá os módulos escritos em C e a "Lib" as bibliotecas e módulos do Python específico para o ambiente que temos.</text:span></text:p>
      <text:p text:style-name="P10">A terceira pasta se chama "Scripts", dentro dela temos scripts relacionados ao ambiente virtual. Então, sempre que quisermos ativar um ambiente virtual, utilizaremos informações dentro dessa pasta.</text:p>
      <text:p text:style-name="P9"><text:soft-page-break/><text:span text:style-name="Strong_20_Emphasis"><text:span text:style-name="T33">Laís:</text:span></text:span><text:span text:style-name="T31"> Antes de utilizarmos o ambiente, precisamos ativá-lo, afinal, fizemos apenas a instalação.</text:span></text:p>
      <text:p text:style-name="P9"><text:span text:style-name="T31">Mas antes, temos o último arquivo de configuração chamado </text:span><text:span text:style-name="Source_20_Text"><text:span text:style-name="T32">pyvenv.cfg</text:span></text:span><text:span text:style-name="T31">. Esse arquivo, basicamente, só dará as informações do nosso ambiente virtual.</text:span></text:p>
      <text:p text:style-name="P10">No momento, como código, temos onde ele está localizado, a versão Python que está utilizando. Nesse caso, se quiséssemos alterar a versão do Python ou criar com outra versão, poderíamos. Assim, até o próprio executável que está dentro desse script mudaria. Além disso, também temos informações de executável, comando e assim por diante.</text:p>
      <text:p text:style-name="P10">Para ativar o ambiente virtual, precisaremos acessar o terminal.</text:p>
      <text:p text:style-name="P9"><text:span text:style-name="Strong_20_Emphasis"><text:span text:style-name="T33">Guilherme:</text:span></text:span><text:span text:style-name="T31"> Podemos até ver o </text:span><text:span text:style-name="Emphasis"><text:span text:style-name="T33">script</text:span></text:span><text:span text:style-name="T31"> que vamos executar. Na lateral esquerda da ferramenta, temos o </text:span><text:span text:style-name="Emphasis"><text:span text:style-name="T33">script</text:span></text:span><text:span text:style-name="T31"> </text:span><text:span text:style-name="Source_20_Text"><text:span text:style-name="T32">activate.bat</text:span></text:span><text:span text:style-name="T31"> e o </text:span><text:span text:style-name="Source_20_Text"><text:span text:style-name="T32">activate.ps1</text:span></text:span><text:span text:style-name="T31">.</text:span></text:p>
      <text:p text:style-name="P5"><text:span text:style-name="Strong_20_Emphasis"><text:span text:style-name="T33">Informação importante:</text:span></text:span><text:span text:style-name="T31"> a ativação vai mudar conforme o sistema operacional. No Linux e no Mac vai ser de uma forma, no Windows será de outra. Mostraremos primeiro a do Windows, depois falamos sobre a ativação no Mac.</text:span></text:p>
      <text:p text:style-name="P9"><text:span text:style-name="Strong_20_Emphasis"><text:span text:style-name="T33">Laís:</text:span></text:span><text:span text:style-name="T31"> Para você conseguir ativar o seu ambiente virtual no Windows, basta acessarmos esse arquivo e pedirmos para ele executar no terminal do Python.</text:span></text:p>
      <text:p text:style-name="P9"><text:span text:style-name="T31">Para isso, vamos até o diretório desse arquivo. Então digitamos </text:span><text:span text:style-name="Source_20_Text"><text:span text:style-name="T32">venv/Scripts/activate.bat</text:span></text:span><text:span text:style-name="T31">.</text:span></text:p>
      <text:p text:style-name="P4"><text:span text:style-name="Source_20_Text"><text:span text:style-name="T32">venv/Scripts/activate.bat</text:span></text:span></text:p>
      <text:p text:style-name="P8"/>
      <text:p text:style-name="P8"/>
      <text:p text:style-name="P8"/>
      <text:p text:style-name="P8"/>
      <text:h text:style-name="P2" text:outline-level="1">Instalação de bibliotecas e isolamento de dependências</text:h>
      <text:p text:style-name="P9"><text:span text:style-name="T31">Para instalar, faremos o mesmo processo que realizamos para instalar qualquer coisa com o </text:span><text:span text:style-name="Source_20_Text"><text:span text:style-name="T32">pip</text:span></text:span><text:span text:style-name="T31">. No terminal, passamos </text:span><text:span text:style-name="Source_20_Text"><text:span text:style-name="T32">pip install</text:span></text:span><text:span text:style-name="T31"> seguido do nome da biblioteca ou módulo, nesse caso </text:span><text:span text:style-name="Source_20_Text"><text:span text:style-name="T32">requests</text:span></text:span><text:span text:style-name="T31">.</text:span></text:p>
      <text:p text:style-name="P9"><text:span text:style-name="Strong_20_Emphasis"><text:span text:style-name="T33">Guilherme:</text:span></text:span><text:span text:style-name="T31"> O </text:span><text:span text:style-name="Source_20_Text"><text:span text:style-name="T32">pip</text:span></text:span><text:span text:style-name="T31"> é um </text:span><text:span text:style-name="Strong_20_Emphasis"><text:span text:style-name="T33">gerenciador de módulos e pacotes do Python</text:span></text:span><text:span text:style-name="T31">, ele é similar ao </text:span><text:span text:style-name="Source_20_Text"><text:span text:style-name="T32">npm</text:span></text:span><text:span text:style-name="T31"> do JavaScript. A maioria das linguagens tem um gerenciador que auxilia nisso.</text:span></text:p>
      <text:p text:style-name="P9"><text:span text:style-name="T31">No caso do Python, existe mais de um, mas o </text:span><text:span text:style-name="Source_20_Text"><text:span text:style-name="T32">pip</text:span></text:span><text:span text:style-name="T31"> é o mais conhecido. Então, quando falamos </text:span><text:span text:style-name="Source_20_Text"><text:span text:style-name="T32">pip install</text:span></text:span><text:span text:style-name="T31"> ou </text:span><text:span text:style-name="Source_20_Text"><text:span text:style-name="T32">pip uninstall</text:span></text:span><text:span text:style-name="T31"> para colocar ou remover um pacote, passamos só depois do nome do pacote.</text:span></text:p>
      <text:p text:style-name="P9"><text:span text:style-name="Strong_20_Emphasis"><text:span text:style-name="T33">Laís:</text:span></text:span><text:span text:style-name="T31"> O </text:span><text:span text:style-name="Source_20_Text"><text:span text:style-name="T32">pip</text:span></text:span><text:span text:style-name="T31"> vem por padrão quando instalamos o Python na máquina.</text:span></text:p>
      <text:p text:style-name="P10"><text:soft-page-break/>Sabendo disso e após digitar o comando, apetamos "Enter". Lembrando que como estamos instalando, esse processo demora um pouco para carregar. Nisso, conseguimos visualizar no terminal as informações de download.</text:p>
      <text:p text:style-name="P9"><text:span text:style-name="T31">Após concluir a instalação, a ferramenta fala que esse </text:span><text:span text:style-name="Source_20_Text"><text:span text:style-name="T32">pip</text:span></text:span><text:span text:style-name="T31"> está desatualizado. Como nesse momento não precisamos que ele seja atualizado, não faremos.</text:span></text:p>
      <text:p text:style-name="P10">Como podemos conferir se o pacote foi realmente instalado?</text:p>
      <text:p text:style-name="P9"><text:span text:style-name="Strong_20_Emphasis"><text:span text:style-name="T33">Guilherme:</text:span></text:span><text:span text:style-name="T31"> Existe um comando chamado </text:span><text:span text:style-name="Source_20_Text"><text:span text:style-name="T32">pip freeze</text:span></text:span><text:span text:style-name="T31"> que lista tudo o que temos dentro desse módulo.</text:span></text:p>
      <text:p text:style-name="P4"><text:span text:style-name="Source_20_Text"><text:span text:style-name="T32">pip freeze</text:span></text:span></text:p>
      <text:p text:style-name="P3">COPIAR CÓDIGO</text:p>
      <text:p text:style-name="P10">Quando apertamos o "Enter", percebemos que vai ter mais de uma informação.</text:p>
      <text:p text:style-name="P6">(venv) C:\Users\Lais\Desktop\oo-sabor-express&gt;pip freeze</text:p>
      <text:p text:style-name="P7">certifi==2023.11.17</text:p>
      <text:p text:style-name="P7">charset-normalizer==3.3.2</text:p>
      <text:p text:style-name="P7">idna==3.6</text:p>
      <text:p text:style-name="P7">requests==2.31.0</text:p>
      <text:p text:style-name="P7">urllib3==2.1.0</text:p>
      <text:p text:style-name="P7">(venv) C:\Users\Lais\Desktop\oo-sabor-express&gt;</text:p>
      <text:p text:style-name="P9"><text:span text:style-name="T31">Solicitamos para instalar o </text:span><text:span text:style-name="Source_20_Text"><text:span text:style-name="T32">request</text:span></text:span><text:span text:style-name="T31">, mas o </text:span><text:span text:style-name="Source_20_Text"><text:span text:style-name="T32">request</text:span></text:span><text:span text:style-name="T31"> também precisa desses outros pacotes que estão listados. Isso é muito importante, pois, por exemplo, temos o pacote </text:span><text:span text:style-name="Source_20_Text"><text:span text:style-name="T32">idna==3.6</text:span></text:span><text:span text:style-name="T31">, se a versão 3.7 quebra, garantimos que no nosso projeto será a versão 3.6, a versão importante necessária para executar o projeto em específico.</text:span></text:p>
      <text:p text:style-name="P9"><text:span text:style-name="T31">Um ponto importante é que podemos até para listar esses pacotes que instalamos, essa é uma boa prática. Podemos colocar, por exemplo, </text:span><text:span text:style-name="Source_20_Text"><text:span text:style-name="T32">pip freeze &gt;</text:span></text:span><text:span text:style-name="T31">. Em seguida, precisamos informar para criar um arquivo </text:span><text:span text:style-name="Source_20_Text"><text:span text:style-name="T32">.txt</text:span></text:span><text:span text:style-name="T31"> listando tudo que temos instalado. Por convenção, o nome desse arquivo é </text:span><text:span text:style-name="Source_20_Text"><text:span text:style-name="T32">requirements.txt</text:span></text:span><text:span text:style-name="T31">.</text:span></text:p>
      <text:p text:style-name="P4"><text:span text:style-name="Source_20_Text"><text:span text:style-name="T32">pip freeze &gt; requirements.txt</text:span></text:span></text:p>
      <text:p text:style-name="P3">COPIAR CÓDIGO</text:p>
      <text:p text:style-name="P9"><text:span text:style-name="Strong_20_Emphasis"><text:span text:style-name="T33">Laís:</text:span></text:span><text:span text:style-name="T31"> É Automaticamente gerado o arquivo </text:span><text:span text:style-name="Source_20_Text"><text:span text:style-name="T32">.txt</text:span></text:span><text:span text:style-name="T31">, que encontramos no explorador, na lateral esquerda da ferramenta. Ao abri-lo, encontramos todas as informações do </text:span><text:span text:style-name="Source_20_Text"><text:span text:style-name="T32">pip freeze</text:span></text:span><text:span text:style-name="T31">.</text:span></text:p>
      <text:p text:style-name="P4"><text:span text:style-name="Source_20_Text"><text:span text:style-name="T32">certifi==2023.11.17</text:span></text:span></text:p>
      <text:p text:style-name="P4"><text:span text:style-name="Source_20_Text"><text:span text:style-name="T32">charset-normalizer==3.3.2</text:span></text:span></text:p>
      <text:p text:style-name="P4"><text:span text:style-name="Source_20_Text"><text:span text:style-name="T32">idna==3.6</text:span></text:span></text:p>
      <text:p text:style-name="P4"><text:soft-page-break/><text:span text:style-name="Source_20_Text"><text:span text:style-name="T32">requests==2.31.0</text:span></text:span></text:p>
      <text:p text:style-name="P4"><text:span text:style-name="Source_20_Text"><text:span text:style-name="T32">urllib3==2.1.0</text:span></text:span></text:p>
      <text:p text:style-name="P3">COPIAR CÓDIGO</text:p>
      <text:p text:style-name="P9"><text:span text:style-name="T31">Utilizaremos essas informações em breve. Antes disso, acessamos a pasta "Lib". Antes, tínhamos somente o </text:span><text:span text:style-name="Source_20_Text"><text:span text:style-name="T32">pip</text:span></text:span><text:span text:style-name="T31">, agora temos tudo instalado. Dessa forma, podemos identificar, manualmente, se a instalação deu certo analisando o que está na pasta.</text:span></text:p>
      <text:p text:style-name="P9"><text:span text:style-name="Strong_20_Emphasis"><text:span text:style-name="T33">Guilherme:</text:span></text:span><text:span text:style-name="T31"> Faremos uma prova real. Falamos sobre o ambiente virtual, o criamos e instalamos o </text:span><text:span text:style-name="Source_20_Text"><text:span text:style-name="T32">request</text:span></text:span><text:span text:style-name="T31">. Isso quer dizer que no nosso sistema operacional, se desativarmos o ambiente virtual, não teremos o </text:span><text:span text:style-name="Source_20_Text"><text:span text:style-name="T32">request</text:span></text:span><text:span text:style-name="T31"> nem os outros pacotes.</text:span></text:p>
      <text:p text:style-name="P9"><text:span text:style-name="Strong_20_Emphasis"><text:span text:style-name="T33">Laís:</text:span></text:span><text:span text:style-name="T31"> Então, colocaremos o comando que usamos anteriormente </text:span><text:span text:style-name="Source_20_Text"><text:span text:style-name="T32">pip freeze</text:span></text:span><text:span text:style-name="T31">.</text:span></text:p>
      <text:p text:style-name="P4"><text:span text:style-name="Source_20_Text"><text:span text:style-name="T32">pip freeze</text:span></text:span></text:p>
      <text:p text:style-name="P3">COPIAR CÓDIGO</text:p>
      <text:p text:style-name="P9"><text:span text:style-name="Strong_20_Emphasis"><text:span text:style-name="T33">Guilherme:</text:span></text:span><text:span text:style-name="T31"> Feito isso, não temos nada. Conseguimos isolar tudo que é necessário para esse projeto, com o </text:span><text:span text:style-name="Source_20_Text"><text:span text:style-name="T32">request</text:span></text:span><text:span text:style-name="T31"> e os módulos que precisa para funcionar dentro desse ambiente.</text:span></text:p>
      <text:p text:style-name="P9"><text:span text:style-name="Strong_20_Emphasis"><text:span text:style-name="T33">Laís:</text:span></text:span><text:span text:style-name="T31"> Se estivesse instalado na nossa máquina, não seria necessariamente a mesma versão. Eventualmente, se estivéssemos puxando sem querer do nosso computador, poderia dar um conflito entre as versões que estamos utilizando, fazendo com que o projeto não funcionasse.</text:span></text:p>
      <text:p text:style-name="P9"><text:span text:style-name="T31">Então, percebemos que o ambiente está realmente </text:span><text:span text:style-name="Strong_20_Emphasis"><text:span text:style-name="T33">isolando todas as dependências que estamos instalando</text:span></text:span><text:span text:style-name="T31">. Assim, podemos trabalhar de modo mais seguro, sem essa preocupaçã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1:35:28.419000000</meta:creation-date>
    <dc:date>2024-07-09T11:38:31.098000000</dc:date>
    <meta:editing-duration>PT3M6S</meta:editing-duration>
    <meta:editing-cycles>1</meta:editing-cycles>
    <meta:document-statistic meta:table-count="0" meta:image-count="0" meta:object-count="0" meta:page-count="4" meta:paragraph-count="60" meta:word-count="1086" meta:character-count="7034" meta:non-whitespace-character-count="6008"/>
    <meta:generator>LibreOffice/7.5.9.2$Windows_X86_64 LibreOffice_project/cdeefe45c17511d326101eed8008ac4092f278a9</meta:generator>
  </office:meta>
</office:document-meta>
</file>